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ec1ab"/>
    </style:style>
    <style:style style:name="P2" style:family="paragraph" style:parent-style-name="Preformatted_20_Text">
      <style:text-properties officeooo:paragraph-rsid="001541a6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text-properties officeooo:paragraph-rsid="000ec1ab"/>
    </style:style>
    <style:style style:name="T1" style:family="text">
      <style:text-properties fo:color="#dd1144"/>
    </style:style>
    <style:style style:name="T2" style:family="text">
      <style:text-properties fo:color="#0086b3"/>
    </style:style>
    <style:style style:name="T3" style:family="text">
      <style:text-properties fo:color="#000000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/></text:p>
      <text:p text:style-name="P1"><text:span text:style-name="Source_20_Text">Property </text:span><text:span text:style-name="Source_20_Text"><text:span text:style-name="T1">'common.follow'</text:span></text:span><text:span text:style-name="Source_20_Text"> was added with value: </text:span><text:span text:style-name="Source_20_Text"><text:span text:style-name="T2">false</text:span></text:span></text:p>
      <text:p text:style-name="Preformatted_20_Text"><text:span text:style-name="Source_20_Text">Property </text:span><text:span text:style-name="Source_20_Text"><text:span text:style-name="T1">'common.setting2'</text:span></text:span><text:span text:style-name="Source_20_Text"> was removed</text:span></text:p>
      <text:p text:style-name="P2"><text:span text:style-name="Source_20_Text">Property </text:span><text:span text:style-name="Source_20_Text"><text:span text:style-name="T1">'common.setting3'</text:span></text:span><text:span text:style-name="Source_20_Text"> was updated. From </text:span><text:span text:style-name="Source_20_Text"><text:span text:style-name="T2">true </text:span></text:span><text:span text:style-name="Source_20_Text">to null</text:span></text:p>
      <text:p text:style-name="P2"><text:span text:style-name="Source_20_Text">Property </text:span><text:span text:style-name="Source_20_Text"><text:span text:style-name="T1">'common.setting4'</text:span></text:span><text:span text:style-name="Source_20_Text"> was added with value: </text:span><text:span text:style-name="Source_20_Text"><text:span text:style-name="T1">'blah blah'</text:span></text:span></text:p>
      <text:p text:style-name="Preformatted_20_Text"><text:span text:style-name="Source_20_Text">Property </text:span><text:span text:style-name="Source_20_Text"><text:span text:style-name="T1">'common.setting5'</text:span></text:span><text:span text:style-name="Source_20_Text"> was added with value: </text:span><text:span text:style-name="Source_20_Text"><text:span text:style-name="T3">[</text:span></text:span><text:span text:style-name="Source_20_Text">complex value]</text:span></text:p>
      <text:p text:style-name="Preformatted_20_Text"><text:span text:style-name="Source_20_Text">Property </text:span><text:span text:style-name="Source_20_Text"><text:span text:style-name="T1">'common.setting6.doge.wow'</text:span></text:span><text:span text:style-name="Source_20_Text"> was updated. From </text:span><text:span text:style-name="Source_20_Text"><text:span text:style-name="T1">''</text:span></text:span><text:span text:style-name="Source_20_Text"> to </text:span><text:span text:style-name="Source_20_Text"><text:span text:style-name="T1">'so much'</text:span></text:span></text:p>
      <text:p text:style-name="Preformatted_20_Text"><text:span text:style-name="Source_20_Text">Property </text:span><text:span text:style-name="Source_20_Text"><text:span text:style-name="T1">'common.setting6.ops'</text:span></text:span><text:span text:style-name="Source_20_Text"> was added with value: </text:span><text:span text:style-name="Source_20_Text"><text:span text:style-name="T1">'vops'</text:span></text:span></text:p>
      <text:p text:style-name="Preformatted_20_Text"><text:span text:style-name="Source_20_Text">Property </text:span><text:span text:style-name="Source_20_Text"><text:span text:style-name="T1">'group1.baz'</text:span></text:span><text:span text:style-name="Source_20_Text"> was updated. From </text:span><text:span text:style-name="Source_20_Text"><text:span text:style-name="T1">'bas'</text:span></text:span><text:span text:style-name="Source_20_Text"> to </text:span><text:span text:style-name="Source_20_Text"><text:span text:style-name="T1">'bars'</text:span></text:span></text:p>
      <text:p text:style-name="Preformatted_20_Text"><text:span text:style-name="Source_20_Text">Property </text:span><text:span text:style-name="Source_20_Text"><text:span text:style-name="T1">'group1.nest'</text:span></text:span><text:span text:style-name="Source_20_Text"> was updated. From </text:span><text:span text:style-name="Source_20_Text"><text:span text:style-name="T3">[</text:span></text:span><text:span text:style-name="Source_20_Text">complex value] to </text:span><text:span text:style-name="Source_20_Text"><text:span text:style-name="T1">'str'</text:span></text:span></text:p>
      <text:p text:style-name="Preformatted_20_Text"><text:span text:style-name="Source_20_Text">Property </text:span><text:span text:style-name="Source_20_Text"><text:span text:style-name="T1">'group2'</text:span></text:span><text:span text:style-name="Source_20_Text"> was removed</text:span></text:p>
      <text:p text:style-name="P3"><text:span text:style-name="Source_20_Text">Property </text:span><text:span text:style-name="Source_20_Text"><text:span text:style-name="T1">'group3'</text:span></text:span><text:span text:style-name="Source_20_Text"> was added with value: </text:span><text:span text:style-name="Source_20_Text"><text:span text:style-name="T3">[</text:span></text:span><text:span text:style-name="Source_20_Text">complex value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7:15:00.224335546</meta:creation-date>
    <dc:date>2021-02-02T17:28:33.218705497</dc:date>
    <meta:editing-duration>PT7M2S</meta:editing-duration>
    <meta:editing-cycles>14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80" meta:character-count="603" meta:non-whitespace-character-count="534"/>
  </office:meta>
</office:document-meta>
</file>